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1" style:family="paragraph">
      <loext:graphic-properties draw:fill-color="#ffffff"/>
      <style:text-properties fo:font-size="44pt" style:font-size-asian="44pt" style:font-size-complex="44pt"/>
    </style:style>
    <style:style style:name="P2" style:family="paragraph">
      <loext:graphic-properties draw:fill-color="#ffffff"/>
    </style:style>
    <style:style style:name="P3" style:family="paragraph">
      <style:text-properties fo:font-size="24pt" style:font-size-asian="24pt" style:font-size-complex="24pt"/>
    </style:style>
    <style:style style:name="T1" style:family="text">
      <style:text-properties fo:font-size="60pt" style:font-size-asian="60pt" style:font-size-complex="60pt"/>
    </style:style>
    <style:style style:name="T2" style:family="text">
      <style:text-properties fo:font-size="44pt" style:font-size-asian="44pt" style:font-size-complex="44pt"/>
    </style:style>
    <style:style style:name="T3" style:family="text">
      <style:text-properties fo:color="#333333" style:text-outline="false" style:text-line-through-style="none" style:text-line-through-type="none" style:font-name="Noto Sans Regular2" fo:font-size="28pt" fo:font-style="normal" fo:text-shadow="none" style:text-underline-style="none" fo:font-weight="normal" style:letter-kerning="true" style:text-emphasize="none" style:font-relief="none" style:text-overline-style="none" style:text-overline-color="font-color"/>
    </style:style>
    <style:style style:name="T4" style:family="text">
      <style:text-properties fo:color="#333333" style:text-outline="false" style:text-line-through-style="none" style:text-line-through-type="none" style:font-name="Noto Sans Regular2" fo:font-size="44pt" fo:font-style="normal" fo:text-shadow="none" style:text-underline-style="none" fo:font-weight="bold" style:letter-kerning="true" style:text-emphasize="none" style:font-relief="none" style:text-overline-style="none" style:text-overline-color="font-color"/>
    </style:style>
    <style:style style:name="T5" style:family="text">
      <style:text-properties fo:font-size="20pt" style:font-size-asian="20pt" style:font-size-complex="20pt"/>
    </style:style>
    <style:style style:name="T6"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15cm" svg:x="2.108cm" svg:y="3.513cm" presentation:class="title" presentation:user-transformed="true">
          <draw:text-box>
            <text:p><text:tab/> <text:span text:style-name="T1">Airplanes Online</text:span></text:p>
          </draw:text-box>
        </draw:frame>
        <draw:frame presentation:style-name="pr2" draw:text-style-name="P1" draw:layer="layout" svg:width="23.8cm" svg:height="2.729cm" svg:x="2.616cm" svg:y="10.922cm" presentation:class="subtitle" presentation:user-transformed="true">
          <draw:text-box>
            <text:p><text:span text:style-name="T2">De Vlad Corjuc</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Descriere</text:p>
          </draw:text-box>
        </draw:frame>
        <draw:frame presentation:style-name="pr5" draw:layer="layout" svg:width="24cm" svg:height="12.18cm" svg:x="2cm" svg:y="6cm" presentation:class="outline" presentation:user-transformed="true">
          <draw:text-box>
            <text:list text:style-name="L3">
              <text:list-item>
                <text:p><text:span text:style-name="T3">Avioane pe hârtie este un joc ce se joacă în 2 persoane, fiecare jucător având la dispoziţie o foaie de hârtie (de matematică) şi ceva de scris. Acest joc se poate juca şi in varianta online pe pc foarte u</text:span>şor.</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1.817cm" svg:y="0.836cm" presentation:class="title" presentation:user-transformed="true">
          <draw:text-box>
            <text:p><text:span text:style-name="T4">Cum se joac</text:span><text:span text:style-name="T2">ă?</text:span></text:p>
          </draw:text-box>
        </draw:frame>
        <draw:frame presentation:style-name="pr5" draw:layer="layout" svg:width="24cm" svg:height="14.224cm" svg:x="2cm" svg:y="3.81cm" presentation:class="outline" presentation:user-transformed="true">
          <draw:text-box>
            <text:list text:style-name="L3">
              <text:list-item>
                <text:p><text:span text:style-name="T5">Fiecare jucător va marca, pe foaia proprie, 2 pătrate având aceleaşi dimensiuni (10 pătrăţele pe verticală marcate de la 1 la 10 şi 10 pătrăţele pe orizontală marcate de la A la J). Sunt necesare 2 pătrate deoarece pe unul se vor desena avioanele proprii iar pe celălalt se va ţine evidenţa loviturilor împotriva adversarului.</text:span></text:p>
              </text:list-item>
              <text:list-item>
                <text:p><text:span text:style-name="T5">Fiecare jucător va desena apoi, fără ca adversarul să poată vedea, 3 avioane.</text:span></text:p>
              </text:list-item>
              <text:list-item>
                <text:p><text:span text:style-name="T5">După ce ambii jucători au terminat de desenat avioanele fiecare jucător, pe rând, va avea trei lovituri. La fiecare lovitură va spune coordonatele unei pătrăţele (literă şi cifră) şi o va marca în pătratul gol pe care îl are la dispoziţie. De asemenea, după fiecare lovitură, adversarul este obligat să comunice dacă lovitura a fost cu succes sau nu (dacă a nimerit sau nu o parte a avionului).</text:span></text:p>
              </text:list-item>
              <text:list-item>
                <text:p><text:span text:style-name="T5">Câştigă primul jucător care reuşeşte să</text:span> <text:span text:style-name="T5">nimerească toate pătrăţelele pe care sunt desenate avioanele adversarului.</text:span></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Aspecte interesante</text:p>
          </draw:text-box>
        </draw:frame>
        <draw:frame presentation:style-name="pr5" draw:text-style-name="P3" draw:layer="layout" svg:width="24cm" svg:height="12.18cm" svg:x="2cm" svg:y="6cm" presentation:class="outline">
          <draw:text-box>
            <text:list text:style-name="L3">
              <text:list-item>
                <text:p><text:span text:style-name="T6">Deși pare un joc simplu și bazat pe noroc, este un joc strategic ce emuleaza derularea unui atac pe un câmp de lupta, poziționarea avioanelor este un aspect de mare importantă, existând metode foarte complicate de aranjare a acestora.</text:span></text:p>
              </text:list-item>
              <text:list-item>
                <text:p><text:span text:style-name="T6">Un aspect interesant al implementării a fost reprezentarea avioanelor, acestea au fost reprezentate că o coordinata (pereche de int) și o direcție (N,E,S,W), fiind foarte ușor și fără costuri prea mari să fie adăugate un număr foarte mare de avioane(dacă și tablă este mărită), fiind mai dificil scrierea functiolor de hit sau coliziune cu acestea, dar având avantajul simplității.</text:span></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4</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4</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27T10:11:48.481940489</meta:creation-date>
    <meta:editing-duration>PT3M25S</meta:editing-duration>
    <meta:editing-cycles>3</meta:editing-cycles>
    <meta:generator>LibreOffice/6.0.7.3$Linux_X86_64 LibreOffice_project/00m0$Build-3</meta:generator>
    <dc:title>Impress</dc:title>
    <dc:date>2020-06-02T23:36:58.814952792</dc:date>
    <meta:document-statistic meta:object-count="50"/>
  </office:meta>
</office:document-meta>
</file>